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3">
      <style:paragraph-properties fo:text-align="start" style:justify-single-word="false"/>
    </style:style>
    <style:style style:name="P11" style:family="paragraph" style:parent-style-name="Standard" style:list-style-name="L4">
      <style:paragraph-properties fo:text-align="start" style:justify-single-word="false"/>
    </style:style>
    <style:style style:name="P12" style:family="paragraph" style:parent-style-name="Standard" style:list-style-name="L6">
      <style:paragraph-properties fo:text-align="start" style:justify-single-word="false"/>
    </style:style>
    <style:style style:name="P13" style:family="paragraph" style:parent-style-name="Standard" style:list-style-name="L7">
      <style:paragraph-properties fo:text-align="start" style:justify-single-word="false"/>
    </style:style>
    <style:style style:name="P14" style:family="paragraph" style:parent-style-name="Standard" style:list-style-name="L3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6" style:family="paragraph" style:parent-style-name="Standard" style:list-style-name="L5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7" style:family="paragraph" style:parent-style-name="Standard" style:list-style-name="L6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8" style:family="paragraph" style:parent-style-name="Standard" style:list-style-name="L8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19" style:family="paragraph" style:parent-style-name="Standard" style:list-style-name="L9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20" style:family="paragraph" style:parent-style-name="Standard" style:list-style-name="L10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gestion de projet</text:p>
      <text:p text:style-name="P1">ELGANI</text:p>
      <text:p text:style-name="P1"/>
      <text:p text:style-name="P3">sujet de reflexion</text:p>
      <text:p text:style-name="P2">recruté dans une pme pmi, cette <text:s/>entreprise est specialisee dans la production et commercialisation vestimentaire.</text:p>
      <text:p text:style-name="P2">Je suis responsable du service informatique et le directeur commercial nous sollicite afin d'ameliorer la gestion commerciale de l'entreprise.</text:p>
      <text:p text:style-name="P2">Ma mission, c'est de repondre a cette demande et presenter les differentes etapes pour repondre a cettte demande.</text:p>
      <text:p text:style-name="P2"/>
      <text:p text:style-name="P3">Proposition personnelle</text:p>
      <text:p text:style-name="P2">Etape1 connaissance de l'existant</text:p>
      <text:p text:style-name="P2"><text:tab/><text:tab/>tache 1 le materiel</text:p>
      <text:p text:style-name="P2"><text:tab/><text:tab/>tache 2 le fonctionnement</text:p>
      <text:p text:style-name="P2"><text:tab/><text:tab/>tache 3 les utilisateurs</text:p>
      <text:p text:style-name="P2">Etape 2 les problemes ou ameliorations souhaitées</text:p>
      <text:p text:style-name="P2"><text:tab/><text:tab/>tache 1 rencontre des differents utilisateurs</text:p>
      <text:p text:style-name="P2"><text:tab/><text:tab/>tache 2 les perspectives d'evolution de l'entreprise</text:p>
      <text:p text:style-name="P2">etape 3<text:tab/> analyse et proposition d'amelioration</text:p>
      <text:p text:style-name="P2"><text:tab/><text:tab/>tache 1 rencontrer pour proposer</text:p>
      <text:p text:style-name="P2"><text:tab/><text:tab/>tache 2 validation de la proposition</text:p>
      <text:p text:style-name="P2">Etape 4 develloppement des ameliorations</text:p>
      <text:p text:style-name="P2"><text:tab/><text:tab/>tache 1 construction</text:p>
      <text:p text:style-name="P2"><text:tab/><text:tab/>tache 2 essai et test en local</text:p>
      <text:p text:style-name="P2">etape 5 mise en place de la realisation</text:p>
      <text:p text:style-name="P2"><text:tab/><text:tab/>tache 1 sauvegarder l'existant</text:p>
      <text:p text:style-name="P2"><text:tab/><text:tab/>tache 2 installation</text:p>
      <text:p text:style-name="P2"><text:tab/><text:tab/>tache 3 presentation des nouveautes</text:p>
      <text:p text:style-name="P2">etape 4 phase de test</text:p>
      <text:p text:style-name="P2"><text:tab/><text:tab/>etape 1 utilisation en reel</text:p>
      <text:p text:style-name="P2"><text:tab/><text:tab/>etape 2 feedack des utilisateurs</text:p>
      <text:p text:style-name="P2"><text:tab/><text:tab/>etape 3 corrections</text:p>
      <text:p text:style-name="P2">etape 5 <text:s/>finalisation</text:p>
      <text:p text:style-name="P4"><text:span text:style-name="T1"><text:tab/><text:tab/>etape 1</text:span>validation du projet par le directeur</text:p>
      <text:p text:style-name="P4"><text:tab/><text:tab/>etape 2 definition de l'entretien du systeme</text:p>
      <text:p text:style-name="P4"><text:tab/><text:tab/>etape 3 creation de la documentation</text:p>
      <text:p text:style-name="P4"/>
      <text:p text:style-name="P5">correction</text:p>
      <text:p text:style-name="P4"><text:s/>1 analyse de la demande</text:p>
      <text:list xml:id="list19737707431" text:style-name="L1">
        <text:list-item>
          <text:list>
            <text:list-item>
              <text:p text:style-name="P8">etude du cahier des charges (CdC)</text:p>
            </text:list-item>
            <text:list-item>
              <text:p text:style-name="P8">contrat avec les parties , l'objet (CdC) et les délais, le prix(si besoin)</text:p>
            </text:list-item>
            <text:list-item>
              <text:p text:style-name="P8">realiser des entretiens (les décideurs qui gerent le budget, les operationnels)</text:p>
            </text:list-item>
            <text:list-item>
              <text:p text:style-name="P8">rédiger les comptes <text:s/>rendus + le faire valider (garder l'objectivite, difference entre « un fait » et une « opinion »)</text:p>
            </text:list-item>
            <text:list-item>
              <text:p text:style-name="P8">récuperation des docs (sur l'architecture des reseaux, des logiciels...)</text:p>
            </text:list-item>
            <text:list-item>
              <text:p text:style-name="P8">rediger une fiche projet (synthese et cadrage de la demande</text:p>
              <text:list>
                <text:list-item>
                  <text:list>
                    <text:list-header>
                      <text:p text:style-name="P8">- contexe</text:p>
                      <text:p text:style-name="P8">- objectifs generaux et operationnels</text:p>
                      <text:p text:style-name="P8">- moyens financiers, humains, technique(materiel (serveurs, locaux, telephone) et logiciel)</text:p>
                      <text:p text:style-name="P8"><text:soft-page-break/>- contraintes de temps, financiere, humaine, technique</text:p>
                      <text:p text:style-name="P8">- analyse des risques ( rejet des utilisateurs)</text:p>
                    </text:list-header>
                  </text:list>
                </text:list-item>
              </text:list>
            </text:list-item>
          </text:list>
        </text:list-item>
      </text:list>
      <text:list xml:id="list365040141" text:style-name="L2">
        <text:list-item>
          <text:list>
            <text:list-header>
              <text:p text:style-name="P9">- valider la fiche projet aupres des decideurs en copie aussi à son chef.</text:p>
            </text:list-header>
          </text:list>
        </text:list-item>
      </text:list>
      <text:p text:style-name="P4"/>
      <text:p text:style-name="P4">2 <text:s/>ingenierie de l'operation (va s'interresser à la methode pour construire la solution)</text:p>
      <text:list xml:id="list1492448167" text:style-name="L3">
        <text:list-item>
          <text:list>
            <text:list-item>
              <text:p text:style-name="P10">s'organiser dans le temps pour mieux apprehender les difficultes latentes</text:p>
            </text:list-item>
            <text:list-item>
              <text:p text:style-name="P10">prevoir les parades le cas echeant</text:p>
              <text:list>
                <text:list-header>
                  <text:p text:style-name="P10">travaux : <text:tab/>- programme de Gantt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0">- organisation de l'equipe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064188258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">- organisation des moyens de production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xml:id="list983120007" text:continue-list="list1492448167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Notion de projet</text:p>
      <text:p text:style-name="P4">definition<text:tab/>un client une equipe de projet</text:p>
      <text:p text:style-name="P4"><text:tab/><text:tab/>des objectifs des methodes</text:p>
      <text:p text:style-name="P4"><text:tab/><text:tab/>des moyens des outils</text:p>
      <text:p text:style-name="P4"><text:tab/><text:tab/>des contraintes une organisation</text:p>
      <text:p text:style-name="P4"/>
      <text:p text:style-name="P4">Un produit ou un service</text:p>
      <text:p text:style-name="P4">typologie des systemes informatiques</text:p>
      <text:p text:style-name="P4"><text:tab/>mise en place d'un systeme informatique</text:p>
      <text:p text:style-name="P4"><text:tab/>amelioration, optamisation d'un systeme existant</text:p>
      <text:p text:style-name="P4"><text:tab/>reponse à une contrainte externe (adaptation)</text:p>
      <text:p text:style-name="P4"/>
      <text:p text:style-name="P5">5 octobre 2012</text:p>
      <text:p text:style-name="P5"><text:span text:style-name="T2">apres le cadrage</text:span></text:p>
      <text:p text:style-name="P5"><text:span text:style-name="T2">Etude préalable (étude d'oppurtunité, étude de faisabilté) = 10 à15% du temps consacré au projet</text:span></text:p>
      <text:p text:style-name="P5"><text:span text:style-name="T2">etude prealable nécessite une étude de l'existant.</text:span></text:p>
      <text:p text:style-name="P5"><text:span text:style-name="T2">Etude de l'existant :</text:span></text:p>
      <text:list xml:id="list1430079773" text:style-name="L5">
        <text:list-item>
          <text:list>
            <text:list-item>
              <text:p text:style-name="P16"><text:span text:style-name="T2">observation:il s'agit d'observer au quotidien le fonctionnement d'une organisation</text:span></text:p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2">preparer un questionnaire</text:span></text:p>
                          <text:list>
                            <text:list-item>
                              <text:list>
                                <text:list-header>
                                  <text:p text:style-name="P16"><text:span text:style-name="T2">avantages du questionnaire: orienté, facile à prendre en charge</text:span></text:p>
                                  <text:p text:style-name="P16"><text:span text:style-name="T2">inconveniants du questionnaire: réponses limitées, inexploitables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62676820" text:style-name="L6">
        <text:list-item>
          <text:list>
            <text:list-item>
              <text:list>
                <text:list-item>
                  <text:list>
                    <text:list-item>
                      <text:p text:style-name="P12"><text:span text:style-name="T2">formes du questionnaire</text:span></text:p>
                      <text:list>
                        <text:list-item>
                          <text:list>
                            <text:list-item>
                              <text:p text:style-name="P12"><text:span text:style-name="T2">auto-administré</text:span></text:p>
                              <text:list>
                                <text:list-header>
                                  <text:p text:style-name="P12"><text:span text:style-name="T2">il est pris en charge par les destinataires sans intervention de l'équipe projet</text:span></text:p>
                                  <text:list>
                                    <text:list-item>
                                      <text:p text:style-name="P12"><text:span text:style-name="T2">avantage : gain de temps,large public, économique</text:span></text:p>
                                    </text:list-item>
                                    <text:list-item>
                                      <text:p text:style-name="P12"><text:span text:style-name="T2">limites : qualités des réponses</text:span></text:p>
                                    </text:list-item>
                                  </text:list>
                                </text:list-header>
                              </text:list>
                            </text:list-item>
                            <text:list-item>
                              <text:p text:style-name="P12"><text:span text:style-name="T2">administré</text:span></text:p>
                              <text:list>
                                <text:list-header>
                                  <text:p text:style-name="P12"><text:span text:style-name="T2">assistance pour remplir le questionnaire, animation</text:span></text:p>
                                  <text:list>
                                    <text:list-item>
                                      <text:p text:style-name="P12"><text:span text:style-name="T2">avantage : réponses plus pertinentes,questions mieux cadrées</text:span></text:p>
                                    </text:list-item>
                                    <text:list-item>
                                      <text:p text:style-name="P12"><text:span text:style-name="T2">limites : gain de temps, coûteux</text:span></text:p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605659820" text:style-name="L7">
        <text:list-item>
          <text:list>
            <text:list-item>
              <text:list>
                <text:list-item>
                  <text:list>
                    <text:list-item>
                      <text:p text:style-name="P13"><text:span text:style-name="T2">les entretiens :</text:span></text:p>
                      <text:list>
                        <text:list-item>
                          <text:list>
                            <text:list-item>
                              <text:p text:style-name="P13"><text:span text:style-name="T2">non directifs</text:span></text:p>
                              <text:list>
                                <text:list-header>
                                  <text:p text:style-name="P13"><text:span text:style-name="T2">le theme est lancé : l'interlocuteur presente ses arguments selon un ordre qu'il souhaite</text:span></text:p>
                                </text:list-header>
                              </text:list>
                            </text:list-item>
                            <text:list-item>
                              <text:p text:style-name="P13"><text:span text:style-name="T2">directif</text:span></text:p>
                              <text:list>
                                <text:list-header>
                                  <text:p text:style-name="P13"><text:span text:style-name="T2">un ordre est imposé par la personne qui a initie l'entretien</text:span></text:p>
                                </text:list-header>
                              </text:list>
                            </text:list-item>
                            <text:list-item>
                              <text:p text:style-name="P13"><text:span text:style-name="T2">semi-directif</text:span></text:p>
                              <text:list>
                                <text:list-header>
                                  <text:p text:style-name="P13"><text:span text:style-name="T2">entre les deux precedents</text:span></text:p>
                                </text:list-header>
                                <text:list-item>
                                  <text:p text:style-name="P13"><text:soft-page-break/><text:span text:style-name="T2">les outils pour l'entretien</text:span></text:p>
                                  <text:list>
                                    <text:list-header>
                                      <text:p text:style-name="P13"><text:span text:style-name="T2">arbre heuristique en retenant les faits objectifs et non les opinions. Logiciel pour créer un arbre heuristique :</text:span></text:p>
                                      <text:p text:style-name="P13"><text:span text:style-name="T2">« mind map » et « free mind »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<text:span text:style-name="T2"/></text:p>
      <text:list xml:id="list886613673" text:continue-list="list662676820" text:style-name="L6">
        <text:list-item>
          <text:list>
            <text:list-item>
              <text:list>
                <text:list-item>
                  <text:list>
                    <text:list-header>
                      <text:p text:style-name="P17"><text:span text:style-name="T2"/></text:p>
                    </text:list-header>
                  </text:list>
                </text:list-item>
              </text:list>
            </text:list-item>
          </text:list>
        </text:list-item>
      </text:list>
      <text:list xml:id="list432231869" text:continue-list="list1430079773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6"><text:span text:style-name="T2">animation</text:span></text:p>
                            </text:list-item>
                            <text:list-item>
                              <text:p text:style-name="P16"><text:span text:style-name="T2">restitution (compte rendu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<text:span text:style-name="T2">Elle se termine par un RAPPORT DE DIAGNOSTIC. Ce rapport met en evidence les forces et les faiblesses.</text:span></text:p>
      <text:p text:style-name="P5"><text:span text:style-name="T2">Pour le présenter 3 axes :</text:span></text:p>
      <text:list xml:id="list2109036705" text:style-name="L8">
        <text:list-item>
          <text:list>
            <text:list-item>
              <text:p text:style-name="P18"><text:span text:style-name="T2">l 'organisation</text:span></text:p>
              <text:list>
                <text:list-item>
                  <text:p text:style-name="P18"><text:span text:style-name="T2">les plus : les atouts</text:span></text:p>
                </text:list-item>
                <text:list-item>
                  <text:p text:style-name="P18"><text:span text:style-name="T2">les moins : </text:span></text:p>
                </text:list-item>
              </text:list>
            </text:list-item>
            <text:list-item>
              <text:p text:style-name="P18"><text:span text:style-name="T2">la partie technique</text:span></text:p>
              <text:list>
                <text:list-item>
                  <text:p text:style-name="P18"><text:span text:style-name="T2">les plus : bon materiel, bon logiciel</text:span></text:p>
                </text:list-item>
                <text:list-item>
                  <text:p text:style-name="P18"><text:span text:style-name="T2">les moins : </text:span></text:p>
                </text:list-item>
              </text:list>
            </text:list-item>
            <text:list-item>
              <text:p text:style-name="P18"><text:span text:style-name="T2">la partie relative aux ressources humaines</text:span></text:p>
              <text:list>
                <text:list-item>
                  <text:p text:style-name="P18"><text:span text:style-name="T2">les plus : les compétences, la motivation des personnes</text:span></text:p>
                </text:list-item>
              </text:list>
            </text:list-item>
          </text:list>
        </text:list-item>
      </text:list>
      <text:p text:style-name="P5"><text:span text:style-name="T2"/></text:p>
      <text:p text:style-name="P5"><text:span text:style-name="T2">Le rapport de diagnostic se conclue par l'ébauche de scénarii d'ameiorations (en nombre de 1 ou 2 rarement plus).</text:span></text:p>
      <text:p text:style-name="P5"><text:span text:style-name="T2">Ces scenarri présentent ds orientations sur 3 axes</text:span></text:p>
      <text:list xml:id="list1581181287" text:style-name="L9">
        <text:list-item>
          <text:list>
            <text:list-item>
              <text:p text:style-name="P19"><text:span text:style-name="T2">organisationnel</text:span></text:p>
            </text:list-item>
            <text:list-item>
              <text:p text:style-name="P19"><text:span text:style-name="T2">en terme de gestion : regles de gestion, mode de fonctionnement</text:span></text:p>
            </text:list-item>
            <text:list-item>
              <text:p text:style-name="P19"><text:span text:style-name="T2">en terme technique : outil utilisé pour faire et le chiffrage</text:span></text:p>
            </text:list-item>
          </text:list>
        </text:list-item>
      </text:list>
      <text:p text:style-name="P5"><text:span text:style-name="T2">Dossier de choix : pour chaque solution mettre en evidence les avantages et les inconvenients.</text:span></text:p>
      <text:p text:style-name="P5"><text:span text:style-name="T2">Pour coclure mettre en avant la solution qui nous apparaît la plus adaptée</text:span></text:p>
      <text:p text:style-name="P5"><text:span text:style-name="T2"/></text:p>
      <text:p text:style-name="P5"><text:span text:style-name="T2">Il faut que la maitrise d'ouvrage MOA (directeur) et comite de pilotage (COPIL)valident et se prononcent sur le resultat de notre rapport. Les resultats sont donc à présenter (powerpoint)</text:span></text:p>
      <text:p text:style-name="P5"><text:span text:style-name="T2">3 reposes possibles du MOA et COPIL :</text:span></text:p>
      <text:list xml:id="list1899256167" text:style-name="L10">
        <text:list-item>
          <text:list>
            <text:list-item>
              <text:p text:style-name="P20"><text:span text:style-name="T2">Ok pour le scénario N°...</text:span></text:p>
            </text:list-item>
            <text:list-item>
              <text:p text:style-name="P20"><text:span text:style-name="T2">Non, revoir vos propositions</text:span></text:p>
            </text:list-item>
            <text:list-item>
              <text:p text:style-name="P20"><text:span text:style-name="T2">Non, mais vous avez tres bien travaillé (trop cher ou ce n'est pas le bon momment)</text:span></text:p>
              <text:list>
                <text:list-header>
                  <text:p text:style-name="P20"><text:span text:style-name="T2">la MOA prens conscience des enjeux riques et couts, elle peut reporter la mise en œuvre de lasolution.</text:span></text:p>
                </text:list-header>
              </text:list>
            </text:list-item>
          </text:list>
        </text:list-item>
      </text:list>
      <text:p text:style-name="P5"><text:span text:style-name="T2"/></text:p>
      <text:p text:style-name="P5"><text:span text:style-name="T2">Si OK pour lescenario N°...., on passe à l'étude détaillée</text:span></text:p>
      <text:p text:style-name="P5"><text:span text:style-name="T2"/></text:p>
      <text:p text:style-name="P5"><text:span text:style-name="T2">ETUDE DETAILLEE</text:span></text:p>
      <text:p text:style-name="P5"><text:span text:style-name="T2">mettre en place la « courbe du soleil » dans le cycle de vie d'un systeme informatique, issu de la methode merise</text:span></text:p>
      <text:p text:style-name="P5"><text:span text:style-name="T2">niveau physique : comment on fait</text:span></text:p>
      <text:p text:style-name="P5"><text:span text:style-name="T2">niveauorganisationnel ; qui ? Ou ? Quand ?</text:span></text:p>
      <text:p text:style-name="P5"><text:span text:style-name="T2">Niveau conceptuel : que fait-on ? (objectifs)</text:span>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4T14:04:36</meta:creation-date>
    <dc:date>2012-10-05T15:56:57</dc:date>
    <dc:creator>Compte etudiant</dc:creator>
    <meta:editing-duration>PT2H27M11S</meta:editing-duration>
    <meta:editing-cycles>7</meta:editing-cycles>
    <meta:generator>LibreOffice/3.5$Linux_x86 LibreOffice_project/350m1$Build-2</meta:generator>
    <meta:document-statistic meta:table-count="0" meta:image-count="0" meta:object-count="0" meta:page-count="3" meta:paragraph-count="121" meta:word-count="917" meta:character-count="5548" meta:non-whitespace-character-count="4755"/>
  </office:meta>
</office:document-meta>
</file>